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7cm" fo:min-width="4.586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5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796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0.22cm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15cm" fo:min-width="0.425cm" loext:decorative="false"/>
      <style:paragraph-properties style:writing-mode="lr-tb"/>
    </style:style>
    <style:style style:name="gr9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8.898cm" loext:decorative="false"/>
      <style:paragraph-properties style:writing-mode="lr-tb"/>
    </style:style>
    <style:style style:name="P1" style:family="paragraph">
      <style:paragraph-properties fo:text-align="center"/>
      <style:text-properties style:font-name="Go Mono"/>
    </style:style>
    <style:style style:name="P2" style:family="paragraph">
      <style:paragraph-properties fo:text-align="center" style:writing-mode="lr-tb"/>
      <style:text-properties style:font-name="Go 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Go Mono"/>
    </style:style>
    <style:style style:name="P5" style:family="paragraph">
      <loext:graphic-properties draw:fill="none" draw:fill-color="#ffffff"/>
      <style:text-properties fo:color="#007cff" loext:opacity="100%" style:font-name="Go Mono" style:text-underline-style="solid" style:text-underline-width="auto" style:text-underline-color="font-color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 Mono" fo:font-size="12pt" style:font-size-asian="12pt" style:font-size-complex="12pt"/>
    </style:style>
    <style:style style:name="T1" style:family="text">
      <style:text-properties style:font-name="Go Mono"/>
    </style:style>
    <style:style style:name="T2" style:family="text">
      <style:text-properties fo:color="#007cff" loext:opacity="100%" style:font-name="Go Mono" style:text-underline-style="solid" style:text-underline-width="auto" style:text-underline-color="font-color" fo:font-weight="bold"/>
    </style:style>
    <style:style style:name="T3" style:family="text">
      <style:text-properties style:font-name="Go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6cm" svg:height="1.017cm" svg:x="4.81cm" svg:y="12.556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6cm" svg:height="1.017cm" svg:x="11.154cm" svg:y="12.555cm">
          <text:p text:style-name="P1"><text:span text:style-name="T1">Low-pass Fil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13.064cm" svg:x2="11.16cm" svg:y2="13.064cm">
          <text:p/>
        </draw:line>
        <draw:custom-shape draw:style-name="gr1" draw:text-style-name="P2" draw:layer="layout" svg:width="5.086cm" svg:height="1.017cm" svg:x="4.81cm" svg:y="10.652cm">
          <text:p text:style-name="P1"><text:span text:style-name="T1">PWM Cou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cm" svg:y1="11.668cm" svg:x2="7.35cm" svg:y2="12.557cm">
          <text:p/>
        </draw:line>
        <draw:line draw:style-name="gr2" draw:text-style-name="P3" draw:layer="layout" svg:x1="16.24cm" svg:y1="13.065cm" svg:x2="17.51cm" svg:y2="13.065cm">
          <text:p/>
        </draw:line>
        <draw:frame draw:style-name="gr3" draw:text-style-name="P4" draw:layer="layout" svg:width="2.026cm" svg:height="0.785cm" svg:x="17.516cm" svg:y="12.661cm">
          <draw:text-box>
            <text:p><text:span text:style-name="T1">Output</text:span></text:p>
          </draw:text-box>
        </draw:frame>
        <draw:frame draw:style-name="gr4" draw:text-style-name="P5" draw:layer="layout" svg:width="3.296cm" svg:height="0.785cm" svg:x="4.816cm" svg:y="9.509cm">
          <draw:text-box>
            <text:p><text:span text:style-name="T2">Voice</text:span></text:p>
          </draw:text-box>
        </draw:frame>
        <draw:frame draw:style-name="gr4" draw:text-style-name="P5" draw:layer="layout" svg:width="4.312cm" svg:height="0.785cm" svg:x="4.816cm" svg:y="2.524cm">
          <draw:text-box>
            <text:p><text:span text:style-name="T2">GlitchSprinkler</text:span></text:p>
          </draw:text-box>
        </draw:frame>
        <draw:custom-shape draw:style-name="gr1" draw:text-style-name="P2" xml:id="id4" draw:id="id4" draw:layer="layout" svg:width="5.086cm" svg:height="1.017cm" svg:x="12.43cm" svg:y="4.936cm">
          <text:p text:style-name="P1"><text:span text:style-name="T1">Safety Filter</text:span></text:p>
          <draw:enhanced-geometry svg:viewBox="0 0 21600 21600" draw:type="rectangle" draw:enhanced-path="M 0 0 L 21600 0 21600 21600 0 21600 0 0 Z N"/>
        </draw:custom-shape>
        <draw:g draw:style-name="gr5" xml:id="id2" draw:id="id2">
          <draw:custom-shape draw:style-name="gr6" draw:text-style-name="P6" draw:layer="layout" svg:width="1.016cm" svg:height="1.016cm" svg:x="10.652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0.906cm" svg:y1="5.445cm" svg:x2="11.414cm" svg:y2="5.445cm">
            <text:p/>
          </draw:line>
          <draw:line draw:style-name="gr7" draw:text-style-name="P3" draw:layer="layout" svg:x1="11.16cm" svg:y1="5.191cm" svg:x2="11.16cm" svg:y2="5.699cm">
            <text:p/>
          </draw:line>
        </draw:g>
        <draw:custom-shape draw:style-name="gr1" draw:text-style-name="P2" xml:id="id1" draw:id="id1" draw:layer="layout" svg:width="5.086cm" svg:height="1.017cm" svg:x="4.81cm" svg:y="3.667cm">
          <text:p text:style-name="P1"><text:span text:style-name="T1">Vo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6cm" svg:height="1.017cm" svg:x="4.81cm" svg:y="6.206cm">
          <text:p text:style-name="P1"><text:span text:style-name="T1">Voic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925cm" svg:height="0.865cm" svg:x="6.842cm" svg:y="4.961cm">
          <draw:text-box>
            <text:p text:style-name="P6"><text:span text:style-name="T3">⋮</text:span></text:p>
          </draw:text-box>
        </draw:frame>
        <draw:connector draw:style-name="gr9" draw:text-style-name="P3" draw:layer="layout" svg:x1="9.896cm" svg:y1="4.175cm" svg:x2="11.16cm" svg:y2="4.937cm" draw:start-shape="id1" draw:start-glue-point="1" draw:end-shape="id2" draw:end-glue-point="0" svg:d="M9896 4175h1264v762" svg:viewBox="0 0 1265 763">
          <text:p/>
        </draw:connector>
        <draw:connector draw:style-name="gr10" draw:text-style-name="P3" draw:layer="layout" svg:x1="9.896cm" svg:y1="6.714cm" svg:x2="11.16cm" svg:y2="5.953cm" draw:start-shape="id3" draw:start-glue-point="1" draw:end-shape="id2" draw:end-glue-point="2" svg:d="M9896 6714h1264v-761" svg:viewBox="0 0 1265 762">
          <text:p/>
        </draw:connector>
        <draw:connector draw:style-name="gr11" draw:text-style-name="P3" draw:layer="layout" svg:x1="11.668cm" svg:y1="5.445cm" svg:x2="12.43cm" svg:y2="5.444cm" draw:start-shape="id2" draw:start-glue-point="1" draw:end-shape="id4" draw:end-glue-point="3" svg:d="M11668 5445h382v-1h380" svg:viewBox="0 0 763 2">
          <text:p/>
        </draw:connector>
        <draw:line draw:style-name="gr2" draw:text-style-name="P3" draw:layer="layout" svg:x1="17.51cm" svg:y1="5.445cm" svg:x2="18.78cm" svg:y2="5.445cm">
          <text:p/>
        </draw:line>
        <draw:frame draw:style-name="gr3" draw:text-style-name="P4" draw:layer="layout" svg:width="2.026cm" svg:height="0.785cm" svg:x="18.78cm" svg:y="5.041cm">
          <draw:text-box>
            <text:p><text:span text:style-name="T1">Output</text:span></text:p>
          </draw:text-box>
        </draw:frame>
        <draw:frame draw:style-name="gr12" draw:text-style-name="P4" draw:layer="layout" svg:width="9.398cm" svg:height="1.27cm" svg:x="11.033cm" svg:y="7.35cm">
          <draw:text-box>
            <text:p><text:span text:style-name="T1">Safety Filter is a high-pass filter</text:span></text:p>
            <text:p><text:span text:style-name="T1">to remove direct curr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6T18:01:15.991000000</meta:creation-date>
    <meta:editing-duration>PT8H6M58S</meta:editing-duration>
    <meta:editing-cycles>394</meta:editing-cycles>
    <meta:generator>LibreOffice/24.2.5.2$Windows_X86_64 LibreOffice_project/bffef4ea93e59bebbeaf7f431bb02b1a39ee8a59</meta:generator>
    <dc:title>A4_Landscape</dc:title>
    <dc:date>2024-08-10T18:16:24.511000000</dc:date>
    <meta:document-statistic meta:object-count="23"/>
    <meta:template xlink:type="simple" xlink:actuate="onRequest" xlink:title="A4_Landscape" xlink:href="../../../../AppData/Roaming/LibreOffice/4/user/template/A4_Landscape.otg" meta:date="2023-09-06T18:01:15.840000000"/>
  </office:meta>
</office:document-meta>
</file>